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Variable.SimpleVariabl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Variable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Variable.getVariab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Variable.to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impleVariabl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Variable.SimpleVari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